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cm" fo:margin-bottom="0.25cm" loext:contextual-spacing="false" fo:line-height="150%" fo:text-align="justify" style:justify-single-word="false" fo:break-before="page"/>
      <style:text-properties fo:font-size="16pt" fo:font-weight="bold" officeooo:paragraph-rsid="001b9e9c" style:font-size-asian="16pt" style:font-weight-asian="bold" style:font-size-complex="16pt" style:font-weight-complex="bold"/>
    </style:style>
    <style:style style:name="P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251cm" style:auto-text-indent="false" fo:background-color="transparent"/>
      <style:text-properties officeooo:rsid="01c469bb" officeooo:paragraph-rsid="001b9e9c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251cm" style:auto-text-indent="false" style:page-number="auto" fo:background-color="transparent"/>
      <style:text-properties officeooo:paragraph-rsid="001b9e9c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251cm" style:auto-text-indent="false" style:page-number="auto" fo:background-color="transparent"/>
      <style:text-properties officeooo:rsid="01c31478" officeooo:paragraph-rsid="001b9e9c"/>
    </style:style>
    <style:style style:name="T1" style:family="text">
      <style:text-properties officeooo:rsid="01c31478"/>
    </style:style>
    <style:style style:name="T2" style:family="text">
      <style:text-properties officeooo:rsid="01c61f5b"/>
    </style:style>
    <text:list-style style:name="L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51269105981196125" text:style-name="L1">
        <text:list-header>
          <text:p text:style-name="P1">АННОТАЦИЯ</text:p>
        </text:list-header>
      </text:list>
      <text:p text:style-name="P3">Тема: «<text:span text:style-name="T1">Автоматизация измерений поперечных размеров пучка в бустере БЭП»</text:span></text:p>
      <text:p text:style-name="P2">Дипломная работа посвящена разработке нового программного комплекса для системы автоматизированного измерения <text:span text:style-name="T2">поперечных размеров пучка в бустере БЭП. Так как было решено установить на выводы синхротронного излучения новые CCD камеры Chameleon CMLN-13S2M, принципиально отличающиеся от текущих камер, виделось целесообразным создать новый программный комплекс для решения поставленной задачи. Так как планируется перевод системы управления ускорителем на программную среду TANGO, данный комплекс разработан в её рамках. Разработанная система состоит из двух функциональных частей: сервер и клиент. Серверная часть включает в себя модули для работы с камерой, для анализа изображения, для преобразования изображения и для работы с TANGO. Для анализа изображения синхротронного излучения разработан алгоритм, позволяющий измерять положение центра масс, поперечных размеров и характерного угла наклона пучка синхронно со съемкой кадров камеры. Основным предположением при разработке алгоритма является то, что изображение пучка по синхротронному излучению представляет из себя двумерную гауссову функцию. В результате алгоритм при уровнях сигнал/шум до 10% продемонстрировал точность вычисления до 7,5 мкм. В серверной части были использованы библиотеки FlyCapture2, GSL, OpenCV, JpegLib и стандартные библиотеки C++11. Клиентская часть реализована на языке C++ с использованием программного инструментария Qt 5. Она позволяет работать с произвольным количеством камер, регулировать их параметры, наблюдать изображения и результаты измерений, а также сохранять изображения на компьютер для дальнейших личных исследований.</text:span></text:p>
      <text:p text:style-name="P4">Объем дипломной работы 37 страниц, на которых размещены 26 рисунков и 2 таблицы. При написании диплома использовалось 12 источник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963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1T11:17:51.750741975</meta:creation-date>
    <dc:date>2017-06-11T11:21:31.510072544</dc:date>
    <meta:editing-duration>PT3M41S</meta:editing-duration>
    <meta:editing-cycles>1</meta:editing-cycles>
    <meta:document-statistic meta:table-count="0" meta:image-count="0" meta:object-count="0" meta:page-count="1" meta:paragraph-count="4" meta:word-count="231" meta:character-count="1830" meta:non-whitespace-character-count="1603"/>
    <meta:generator>LibreOffice/5.1.4.2$Linux_X86_64 LibreOffice_project/10m0$Build-2</meta:generator>
  </office:meta>
</office:document-meta>
</file>